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Verdana, Helvetica, sans-serif"/>
    <style:font-face style:name="Arial1" svg:font-family="Arial, sans-serif"/>
    <style:font-face style:name="Monaco" svg:font-family="Monaco, 'Courier New', Courier"/>
    <style:font-face style:name="OpenSymbol" svg:font-family="OpenSymbol"/>
    <style:font-face style:name="liberation mono" svg:font-family="'liberation mono', 'bitstream vera mono', 'dejavu mono', monospace"/>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style:text-properties fo:font-size="12pt" fo:font-style="normal" fo:font-weight="normal" fo:background-color="#ff6309"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style:text-properties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style:text-properties fo:font-size="12pt" fo:font-weight="normal" style:font-size-asian="10.5pt" style:font-weight-asian="normal" style:font-size-complex="12pt" style:font-weight-complex="normal"/>
    </style:style>
    <style:style style:name="P6"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style:text-properties fo:font-size="18pt" fo:font-style="normal" fo:font-weight="bold" style:font-size-asian="15.75pt" style:font-style-asian="normal" style:font-weight-asian="bold" style:font-size-complex="18pt" style:font-style-complex="normal" style:font-weight-complex="bold"/>
    </style:style>
    <style:style style:name="P8" style:family="paragraph" style:parent-style-name="Standard">
      <style:paragraph-properties fo:line-height="150%"/>
      <style:text-properties fo:font-size="9pt" fo:font-style="normal" fo:font-weight="bold" style:font-size-asian="7.84999990463257pt" style:font-style-asian="normal" style:font-weight-asian="bold" style:font-size-complex="9pt" style:font-style-complex="normal" style:font-weight-complex="bold"/>
    </style:style>
    <style:style style:name="P9" style:family="paragraph" style:parent-style-name="Standard">
      <style:paragraph-properties fo:line-height="150%"/>
      <style:text-properties fo:font-size="16pt" fo:font-weight="bold" style:font-size-asian="16pt" style:font-weight-asian="bold" style:font-size-complex="16pt" style:font-weight-complex="bold"/>
    </style:style>
    <style:style style:name="P10" style:family="paragraph" style:parent-style-name="Standard">
      <style:paragraph-properties fo:line-height="150%"/>
      <style:text-properties fo:font-size="16pt" fo:font-weight="bold" style:font-size-asian="14pt" style:font-weight-asian="bold" style:font-size-complex="16pt" style:font-weight-complex="bold"/>
    </style:style>
    <style:style style:name="P11" style:family="paragraph" style:parent-style-name="Standard">
      <style:paragraph-properties fo:line-height="150%"/>
      <style:text-properties fo:font-size="16pt" fo:font-weight="bold" fo:background-color="#00ff00" style:font-size-asian="16pt" style:font-weight-asian="bold" style:font-size-complex="16pt" style:font-weight-complex="bold"/>
    </style:style>
    <style:style style:name="P12" style:family="paragraph" style:parent-style-name="Standard">
      <style:paragraph-properties fo:line-height="150%"/>
      <style:text-properties fo:font-size="16pt" fo:font-style="normal" fo:font-weight="bold" style:font-size-asian="14pt" style:font-style-asian="normal" style:font-weight-asian="bold" style:font-size-complex="16pt" style:font-style-complex="normal" style:font-weight-complex="bold"/>
    </style:style>
    <style:style style:name="P13" style:family="paragraph" style:parent-style-name="Standard">
      <style:paragraph-properties fo:line-height="150%"/>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line-height="150%"/>
      <style:text-properties fo:font-size="14pt" fo:font-style="normal" fo:font-weight="bold" style:font-size-asian="12.25pt" style:font-style-asian="normal" style:font-weight-asian="bold" style:font-size-complex="14pt" style:font-style-complex="normal" style:font-weight-complex="bold"/>
    </style:style>
    <style:style style:name="P15" style:family="paragraph" style:parent-style-name="Standard">
      <style:paragraph-properties fo:line-height="150%"/>
    </style:style>
    <style:style style:name="P16" style:family="paragraph" style:parent-style-name="Standard">
      <style:paragraph-properties fo:line-height="150%"/>
      <style:text-properties fo:font-size="20pt" fo:font-weight="bold" style:font-size-asian="17.5pt" style:font-weight-asian="bold" style:font-size-complex="20pt" style:font-weight-complex="bold"/>
    </style:style>
    <style:style style:name="P17"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50%" fo:text-indent="0.2398in" style:auto-text-indent="false"/>
      <style:text-properties fo:font-style="normal"/>
    </style:style>
    <style:style style:name="P19" style:family="paragraph" style:parent-style-name="Standard">
      <style:paragraph-properties fo:margin-left="0in" fo:margin-right="0in" fo:line-height="150%"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50%" fo:text-indent="0in" style:auto-text-indent="false"/>
      <style:text-properties fo:font-style="normal"/>
    </style:style>
    <style:style style:name="P21"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50%" fo:text-indent="0in" style:auto-text-indent="false"/>
      <style:text-properties fo:color="#000000" fo:font-size="12pt" fo:font-style="normal" fo:font-weight="normal"/>
    </style:style>
    <style:style style:name="P23"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50%"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50%" fo:text-indent="0.2291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line-height="150%" fo:text-indent="0.2189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0" style:family="paragraph" style:parent-style-name="Standard" style:list-style-name="L1">
      <style:paragraph-properties fo:line-height="150%"/>
      <style:text-properties fo:font-size="12pt" fo:font-weight="normal" style:font-size-asian="12pt" style:font-weight-asian="normal" style:font-size-complex="12pt" style:font-weight-complex="normal"/>
    </style:style>
    <style:style style:name="P31" style:family="paragraph" style:parent-style-name="Standard" style:list-style-name="L2">
      <style:paragraph-properties fo:line-height="150%"/>
      <style:text-properties fo:font-size="12pt" fo:font-weight="normal" style:font-size-asian="12pt" style:font-weight-asian="normal" style:font-size-complex="12pt" style:font-weight-complex="normal"/>
    </style:style>
    <style:style style:name="P32" style:family="paragraph" style:parent-style-name="Standard" style:list-style-name="L4">
      <style:paragraph-properties fo:line-height="150%"/>
      <style:text-properties fo:font-size="12pt" fo:font-weight="normal" style:font-size-asian="12pt" style:font-weight-asian="normal" style:font-size-complex="12pt" style:font-weight-complex="normal"/>
    </style:style>
    <style:style style:name="P33" style:family="paragraph" style:parent-style-name="Standard" style:list-style-name="L5">
      <style:paragraph-properties fo:line-height="150%"/>
      <style:text-properties fo:font-size="12pt" fo:font-weight="normal" style:font-size-asian="12pt" style:font-weight-asian="normal" style:font-size-complex="12pt" style:font-weight-complex="normal"/>
    </style:style>
    <style:style style:name="P34" style:family="paragraph" style:parent-style-name="Standard" style:list-style-name="L7">
      <style:paragraph-properties fo:line-height="150%"/>
      <style:text-properties fo:font-size="12pt" fo:font-weight="normal" style:font-size-asian="10.5pt" style:font-weight-asian="normal" style:font-size-complex="12pt" style:font-weight-complex="normal"/>
    </style:style>
    <style:style style:name="P35"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6">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8">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9">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11">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12">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13">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14">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50%"/>
      <style:text-properties fo:font-size="12pt" style:font-size-asian="10.5pt" style:font-size-complex="12pt"/>
    </style:style>
    <style:style style:name="P44" style:family="paragraph" style:parent-style-name="Standard">
      <style:paragraph-properties fo:line-height="150%"/>
    </style:style>
    <style:style style:name="P45" style:family="paragraph" style:parent-style-name="Standard" style:list-style-name="L3">
      <style:paragraph-properties fo:line-height="150%"/>
    </style:style>
    <style:style style:name="P46" style:family="paragraph" style:parent-style-name="Standard" style:list-style-name="L10">
      <style:paragraph-properties fo:line-height="150%"/>
    </style:style>
    <style:style style:name="P47" style:family="paragraph" style:parent-style-name="Standard" style:list-style-name="L17">
      <style:paragraph-properties fo:line-height="150%"/>
    </style:style>
    <style:style style:name="P48" style:family="paragraph" style:parent-style-name="Standard" style:list-style-name="L19">
      <style:paragraph-properties fo:line-height="150%"/>
    </style:style>
    <style:style style:name="P49" style:family="paragraph" style:parent-style-name="Standard" style:list-style-name="L20">
      <style:paragraph-properties fo:line-height="150%"/>
    </style:style>
    <style:style style:name="P50" style:family="paragraph" style:parent-style-name="Standard" style:list-style-name="L21">
      <style:paragraph-properties fo:line-height="150%"/>
    </style:style>
    <style:style style:name="P51" style:family="paragraph" style:parent-style-name="Standard" style:list-style-name="L22">
      <style:paragraph-properties fo:line-height="150%"/>
    </style:style>
    <style:style style:name="P52" style:family="paragraph" style:parent-style-name="Standard" style:list-style-name="L3">
      <style:paragraph-properties fo:line-height="150%"/>
      <style:text-properties fo:font-weight="bold" style:font-weight-asian="bold" style:font-weight-complex="bold"/>
    </style:style>
    <style:style style:name="P53" style:family="paragraph" style:parent-style-name="Standard">
      <style:paragraph-properties fo:line-height="150%"/>
      <style:text-properties fo:font-size="16pt" fo:font-weight="normal" style:font-size-asian="14pt" style:font-weight-asian="normal" style:font-size-complex="16pt" style:font-weight-complex="normal"/>
    </style:style>
    <style:style style:name="P54" style:family="paragraph" style:parent-style-name="Standard">
      <style:paragraph-properties fo:line-height="150%"/>
      <style:text-properties fo:font-size="16pt" fo:font-weight="bold" style:font-size-asian="14pt" style:font-weight-asian="bold" style:font-size-complex="16pt" style:font-weight-complex="bold"/>
    </style:style>
    <style:style style:name="P55" style:family="paragraph" style:parent-style-name="Standard">
      <style:paragraph-properties fo:line-height="150%"/>
      <style:text-properties fo:font-size="16pt" fo:font-style="normal" fo:font-weight="bold" fo:background-color="#ffff00" style:font-size-asian="14pt" style:font-style-asian="normal" style:font-weight-asian="bold" style:font-size-complex="16pt" style:font-style-complex="normal" style:font-weight-complex="bold"/>
    </style:style>
    <style:style style:name="P56" style:family="paragraph" style:parent-style-name="Standard">
      <style:paragraph-properties fo:line-height="150%"/>
      <style:text-properties fo:font-size="16pt" fo:font-style="normal" fo:font-weight="normal" style:font-size-asian="14pt" style:font-style-asian="normal" style:font-weight-asian="normal" style:font-size-complex="16pt" style:font-style-complex="normal" style:font-weight-complex="normal"/>
    </style:style>
    <style:style style:name="P57" style:family="paragraph" style:parent-style-name="Standard">
      <style:paragraph-properties fo:line-height="150%"/>
      <style:text-properties fo:font-size="16pt" style:font-size-asian="14pt" style:font-size-complex="16pt"/>
    </style:style>
    <style:style style:name="P58" style:family="paragraph" style:parent-style-name="Standard">
      <style:paragraph-properties fo:line-height="150%"/>
      <style:text-properties fo:font-size="16pt" fo:background-color="#ffff00" style:font-size-asian="14pt" style:font-size-complex="16pt"/>
    </style:style>
    <style:style style:name="P59" style:family="paragraph" style:parent-style-name="Standard">
      <style:paragraph-properties fo:line-height="150%"/>
      <style:text-properties fo:font-size="17pt" fo:font-weight="normal" style:font-size-asian="14.8500003814697pt" style:font-weight-asian="normal" style:font-size-complex="17pt" style:font-weight-complex="normal"/>
    </style:style>
    <style:style style:name="P60" style:family="paragraph" style:parent-style-name="Standard">
      <style:paragraph-properties fo:line-height="150%"/>
      <style:text-properties fo:font-size="18pt" fo:font-style="normal" fo:font-weight="bold" style:font-size-asian="15.75pt" style:font-style-asian="normal" style:font-weight-asian="bold" style:font-size-complex="18pt" style:font-style-complex="normal" style:font-weight-complex="bold"/>
    </style:style>
    <style:style style:name="P61" style:family="paragraph" style:parent-style-name="Standard" style:list-style-name="L21">
      <style:paragraph-properties fo:line-height="150%"/>
      <style:text-properties fo:font-style="italic" style:font-style-asian="italic" style:font-style-complex="italic"/>
    </style:style>
    <style:style style:name="P62"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63" style:family="paragraph" style:parent-style-name="Standard">
      <style:paragraph-properties fo:margin-left="0in" fo:margin-right="0in" fo:line-height="150%" fo:text-indent="0in" style:auto-text-indent="false"/>
      <style:text-properties fo:color="#000000" fo:font-size="12pt" fo:font-style="normal" fo:font-weight="normal"/>
    </style:style>
    <style:style style:name="P64" style:family="paragraph" style:parent-style-name="Standard">
      <style:paragraph-properties fo:line-height="150%" fo:background-color="#00ff00">
        <style:background-image/>
      </style:paragraph-properties>
      <style:text-properties fo:font-size="16pt" fo:font-weight="bold" style:font-size-asian="14pt" style:font-weight-asian="bold" style:font-size-complex="16pt" style:font-weight-complex="bold"/>
    </style:style>
    <style:style style:name="P65"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66"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67"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68" style:family="paragraph" style:parent-style-name="Text_20_body" style:list-style-name="L15">
      <style:paragraph-properties fo:margin-left="0.6146in" fo:margin-right="0in" fo:line-height="150%" fo:text-indent="-0.2602in" style:auto-text-indent="false">
        <style:tab-stops/>
      </style:paragraph-properties>
    </style:style>
    <style:style style:name="P69"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70" style:family="paragraph" style:parent-style-name="Text_20_body" style:list-style-name="L16">
      <style:paragraph-properties fo:margin-top="0in" fo:margin-bottom="0in" fo:line-height="150%" fo:text-align="start" style:justify-single-word="false" fo:padding="0in" fo:border="none"/>
      <style:text-properties fo:color="#000000"/>
    </style:style>
    <style:style style:name="P71" style:family="paragraph" style:parent-style-name="Preformatted_20_Text">
      <style:paragraph-properties fo:line-height="150%"/>
      <style:text-properties fo:font-variant="normal" fo:text-transform="none" fo:color="#000000" style:font-name="Andale Mono" fo:font-size="9pt" fo:letter-spacing="normal" fo:font-style="normal" fo:font-weight="normal" style:font-size-asian="9pt" style:font-size-complex="9pt"/>
    </style:style>
    <style:style style:name="P72" style:family="paragraph" style:parent-style-name="Preformatted_20_Text">
      <style:paragraph-properties fo:line-height="150%"/>
      <style:text-properties fo:font-variant="normal" fo:text-transform="none" fo:color="#000000" style:font-name="Andale Mono" fo:font-size="9pt" fo:letter-spacing="normal" style:font-size-asian="9pt" style:font-size-complex="9pt"/>
    </style:style>
    <style:style style:name="P73"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style:font-size-asian="9pt" style:font-size-complex="9pt"/>
    </style:style>
    <style:style style:name="T1" style:family="text">
      <style:text-properties fo:font-size="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weight="normal" style:font-size-asian="10.5pt" style:font-style-asian="normal" style:font-weight-asian="normal" style:font-size-complex="12pt" style:font-style-complex="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ff3366" style:font-size-asian="12pt" style:font-weight-asian="normal" style:font-size-complex="12pt" style:font-weight-complex="normal"/>
    </style:style>
    <style:style style:name="T8" style:family="text">
      <style:text-properties fo:font-size="12pt" fo:font-weight="normal" fo:background-color="transparent"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style:font-size-asian="10.5pt" style:font-size-complex="12pt"/>
    </style:style>
    <style:style style:name="T12" style:family="text">
      <style:text-properties fo:font-size="12pt" fo:font-style="italic" style:font-size-asian="10.5pt" style:font-style-asian="italic" style:font-size-complex="12pt" style:font-style-complex="italic"/>
    </style:style>
    <style:style style:name="T13" style:family="text">
      <style:text-properties fo:font-style="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fo:background-color="transparent"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21"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2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24"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T26" style:family="text">
      <style:text-properties fo:font-variant="normal" fo:text-transform="none" style:text-line-through-style="none" fo:letter-spacing="normal" style:text-underline-style="none" style:text-blinking="false"/>
    </style:style>
    <style:style style:name="T27"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28"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29" style:family="text">
      <style:text-properties fo:font-variant="normal" fo:text-transform="none" style:font-name="Times New Roman" fo:letter-spacing="normal" style:font-size-asian="12pt" style:font-weight-asian="normal" style:font-size-complex="12pt" style:font-weight-complex="normal"/>
    </style:style>
    <style:style style:name="T30"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1" style:family="text">
      <style:text-properties fo:font-variant="normal" fo:text-transform="none" fo:color="#003966" style:text-line-through-style="none" style:font-name="Arial1" fo:font-size="10.5pt" fo:letter-spacing="normal" fo:font-style="normal" style:text-underline-style="none" fo:font-weight="bold" style:text-blinking="false"/>
    </style:style>
    <style:style style:name="T32" style:family="text">
      <style:text-properties fo:font-variant="normal" fo:text-transform="none" fo:color="#003966" style:text-line-through-style="none" style:font-name="Times New Roman" fo:font-size="10.5pt" fo:letter-spacing="normal" fo:font-style="normal" style:text-underline-style="none" fo:font-weight="bold" style:text-blinking="false"/>
    </style:style>
    <style:style style:name="T33" style:family="text">
      <style:text-properties fo:font-variant="normal" fo:text-transform="none" fo:color="#003966" style:text-line-through-style="none" style:font-name="Times New Roman" fo:font-size="12pt" fo:letter-spacing="normal" fo:font-style="normal" style:text-underline-style="none" fo:font-weight="bold" style:text-blinking="false" style:font-size-asian="12pt" style:font-size-complex="12pt"/>
    </style:style>
    <style:style style:name="T34" style:family="text">
      <style:text-properties fo:font-variant="normal" fo:text-transform="none" fo:color="#003966"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35" style:family="text">
      <style:text-properties fo:font-variant="normal" fo:text-transform="none" fo:color="#333333" style:font-name="Arial1" fo:font-size="10.5pt" fo:letter-spacing="normal" fo:font-style="normal" fo:font-weight="normal"/>
    </style:style>
    <style:style style:name="T36" style:family="text">
      <style:text-properties fo:font-variant="normal" fo:text-transform="none" fo:color="#333333" style:font-name="Times New Roman" fo:font-size="10.5pt" fo:letter-spacing="normal" fo:font-style="normal" fo:font-weight="normal"/>
    </style:style>
    <style:style style:name="T37" style:family="text">
      <style:text-properties fo:font-variant="normal" fo:text-transform="none" fo:color="#333333" style:font-name="Times New Roman" fo:font-size="12pt" fo:letter-spacing="normal" fo:font-style="normal" fo:font-weight="normal" style:font-size-asian="12pt" style:font-size-complex="12pt"/>
    </style:style>
    <style:style style:name="T38" style:family="text">
      <style:text-properties fo:font-variant="normal" fo:text-transform="none" fo:color="#333333" style:font-name="Times New Roman" fo:font-size="12pt" fo:letter-spacing="normal" fo:font-style="normal" fo:font-weight="normal" fo:background-color="transparent" style:font-size-asian="12pt" style:font-size-complex="12pt"/>
    </style:style>
    <style:style style:name="T39" style:family="text">
      <style:text-properties fo:font-variant="normal" fo:text-transform="none" fo:color="#8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40" style:family="text">
      <style:text-properties fo:font-variant="normal" fo:text-transform="none" fo:color="#800000" style:font-name="Times New Roman" fo:font-size="12pt" fo:letter-spacing="normal" fo:font-style="normal" fo:font-weight="normal" fo:background-color="transparent" style:font-size-asian="12pt" style:font-size-complex="12pt"/>
    </style:style>
    <style:style style:name="T41" style:family="text">
      <style:text-properties fo:font-variant="normal" fo:text-transform="none" fo:color="#7f7f7f" style:font-name="Arial2" fo:font-size="24pt" fo:letter-spacing="normal" fo:font-style="italic" fo:font-weight="bold" style:font-size-asian="12pt" style:font-weight-asian="normal" style:font-size-complex="12pt" style:font-weight-complex="normal"/>
    </style:style>
    <style:style style:name="T42" style:family="text">
      <style:text-properties fo:font-variant="normal" fo:text-transform="none" fo:color="#7f7f7f" style:font-name="Arial2" fo:letter-spacing="normal" fo:font-style="italic" fo:font-weight="bold" style:font-size-asian="12pt" style:font-weight-asian="normal" style:font-size-complex="12pt" style:font-weight-complex="normal"/>
    </style:style>
    <style:style style:name="T43" style:family="text">
      <style:text-properties fo:font-variant="normal" fo:text-transform="none" fo:color="#7f7f7f" style:font-name="Arial2" fo:letter-spacing="normal" fo:font-style="italic" style:font-size-asian="12pt" style:font-weight-asian="normal" style:font-size-complex="12pt" style:font-weight-complex="normal"/>
    </style:style>
    <style:style style:name="T44" style:family="text">
      <style:text-properties fo:font-variant="normal" fo:text-transform="none" fo:color="#7f7f7f" style:font-name="Arial2" fo:letter-spacing="normal" style:font-size-asian="12pt" style:font-style-asian="normal" style:font-weight-asian="normal" style:font-size-complex="12pt" style:font-style-complex="normal" style:font-weight-complex="normal"/>
    </style:style>
    <style:style style:name="T45" style:family="text">
      <style:text-properties fo:font-variant="normal" fo:text-transform="none" style:font-name="Arial2" fo:letter-spacing="normal" style:font-size-asian="12pt" style:font-style-asian="normal" style:font-weight-asian="normal" style:font-size-complex="12pt" style:font-style-complex="normal" style:font-weight-complex="normal"/>
    </style:style>
    <style:style style:name="T46"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47" style:family="text">
      <style:text-properties fo:font-weight="normal"/>
    </style:style>
    <style:style style:name="T48" style:family="text">
      <style:text-properties fo:font-weight="normal" style:font-weight-asian="normal" style:font-weight-complex="normal"/>
    </style:style>
    <style:style style:name="T49" style:family="text">
      <style:text-properties style:font-size-asian="10.5pt"/>
    </style:style>
    <style:style style:name="T50" style:family="text">
      <style:text-properties style:font-size-asian="10.5pt" style:font-style-asian="normal" style:font-weight-asian="normal" style:font-size-complex="12pt"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bold" fo:background-color="#00ff00" style:font-weight-asian="bold" style:font-weight-complex="bold"/>
    </style:style>
    <style:style style:name="T53" style:family="text">
      <style:text-properties fo:background-color="#00ff00"/>
    </style:style>
    <style:style style:name="T54" style:family="text">
      <style:text-properties fo:background-color="#ffff00"/>
    </style:style>
    <style:style style:name="T55" style:family="text">
      <style:text-properties style:use-window-font-color="true" fo:font-weight="bold" fo:background-color="#00ff00" style:font-weight-asian="bold" style:font-weight-complex="bold"/>
    </style:style>
    <style:style style:name="T56" style:family="text">
      <style:text-properties style:font-size-complex="12pt"/>
    </style:style>
    <style:style style:name="T57" style:family="text">
      <style:text-properties style:font-weight-asian="normal"/>
    </style:style>
    <style:style style:name="T58" style:family="text">
      <style:text-properties style:font-weight-complex="normal"/>
    </style:style>
    <style:style style:name="T59" style:family="text">
      <style:text-properties fo:color="#800000" fo:font-size="12pt" fo:font-weight="normal" fo:background-color="transparent" style:font-size-asian="12pt" style:font-weight-asian="normal" style:font-size-complex="12pt" style:font-weight-complex="normal"/>
    </style:style>
    <style:style style:name="T60" style:family="text">
      <style:text-properties fo:color="#000000" fo:font-size="12pt" fo:font-weight="normal" fo:background-color="transparent" style:font-size-asian="12pt" style:font-weight-asian="normal" style:font-size-complex="12pt" style:font-weight-complex="normal"/>
    </style:style>
    <style:style style:name="T61" style:family="text">
      <style:text-properties style:font-style-asian="normal"/>
    </style:style>
    <style:style style:name="T62" style:family="text">
      <style:text-properties style:font-style-complex="normal"/>
    </style:style>
    <style:style style:name="T63" style:family="text">
      <style:text-properties style:font-name="Monaco" fo:font-style="normal" fo:font-weight="normal"/>
    </style:style>
    <style:style style:name="T64" style:family="text">
      <style:text-properties style:font-name="Monaco" fo:font-size="9pt" fo:font-style="normal" fo:font-weight="normal"/>
    </style:style>
    <style:style style:name="T65" style:family="text">
      <style:text-properties style:font-style-asian="italic"/>
    </style:style>
    <style:style style:name="T66" style:family="text">
      <style:text-properties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stęp</text:p>
      <text:p text:style-name="P6"><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6"><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6"><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930649602" text:style-name="L1">
        <text:list-item>
          <text:p text:style-name="P30">Infrastruktura jako usługa – dostawca zapewnia zaplecze techniczne, sprzęt, oprogramowanie, serwis. Klient ma większą swobodę w wyborze zasobów i oprogramowania.</text:p>
        </text:list-item>
        <text:list-item>
          <text:p text:style-name="P30">Platforma jako usługa – dostawca zapewnia odpowiednie narzędzia, interfejs jakim klient będzie zarządzał swoimi danymi np. w bazie danych.</text:p>
        </text:list-item>
        <text:list-item>
          <text:p text:style-name="P30">Oprogramowanie jako usługa – dostawca zapewnia konkretne funkcjonalności i gotowe aplikacje oraz jest odpowiedzialny za aktualizację i naprawe błędów.</text:p>
        </text:list-item>
      </text:list>
      <text:p text:style-name="P15"><text:span text:style-name="T6">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6">aspekcie. Zabezpieczyć należy się nie tylko od strony oprogramowania, ale także sprzętu. Pod uwagę musimy wziąć wszelkie katastrofy, które mogą doprowadzić do zniszczenia sprzętu.</text:span></text:p>
      <text:p text:style-name="P6">Do awarii może też doprowadzić czynnik ludzki : pomyłki ludzi, nieuczciwy personel, nieodpowiedzialny personel podatny na ataki socjotechniczne. Istnieje wiele niebezpieczeństw, które nieprzewidziane mogą doprowadzić do awarii.</text:p>
      <text:p text:style-name="P6"><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502563306" text:style-name="L2">
        <text:list-item>
          <text:p text:style-name="P31">EJB 3.1 (Enterprise Java Beans)</text:p>
        </text:list-item>
        <text:list-item>
          <text:p text:style-name="P31">JPA 2.0 (Java Persistence API)</text:p>
        </text:list-item>
        <text:list-item>
          <text:p text:style-name="P31">Hibernate 4.0.1</text:p>
        </text:list-item>
        <text:list-item>
          <text:p text:style-name="P31">CDI 1.0 (Context and Dependency Injection)</text:p>
        </text:list-item>
        <text:list-item>
          <text:p text:style-name="P31">Seam Framework 3.1.0</text:p>
        </text:list-item>
        <text:list-item>
          <text:p text:style-name="P31">JSF 2.1 (JavaServer Faces)</text:p>
        </text:list-item>
        <text:list-item>
          <text:p text:style-name="P31">Richfaces 4.3.0</text:p>
        </text:list-item>
        <text:list-item>
          <text:p text:style-name="P31">PostgreSQL 9.1.0</text:p>
        </text:list-item>
        <text:list-item>
          <text:p text:style-name="P31">Maven</text:p>
        </text:list-item>
      </text:list>
      <text:p text:style-name="P15"><text:span text:style-name="T6">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7">[apache2 + mod_cluster opis jesli uda sie zrobic]</text:span></text:p>
      <text:p text:style-name="P6">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6">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6"/>
      <text:p text:style-name="P6"/>
      <text:p text:style-name="P6"/>
      <text:p text:style-name="P16"><text:soft-page-break/>Teoria</text:p>
      <text:p text:style-name="P10">Aspekty bezpieczeństwa</text:p>
      <text:p text:style-name="P6"><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6"><text:tab/>Możemy wyróżnić następujące aspekty bezpieczeństwa :</text:p>
      <text:list xml:id="list1610075317" text:style-name="L3">
        <text:list-item>
          <text:p text:style-name="P45"><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45"><text:span text:style-name="T10">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45"><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52"><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6">Wszystkie apekty powinny być spełnione w przypadku przechowywania, przetwarzania i przesyłania danych.</text:p>
      <text:p text:style-name="P6">Wiecej informacji można znaleźć w [4].</text:p>
      <text:p text:style-name="P6"/>
      <text:p text:style-name="P10">Zagrożenia</text:p>
      <text:p text:style-name="P6">W sieci na zwykłego użytkownika czeka wiele zagrożeń. Jakie są to zagrożenia? Z jakich stron można spodziewać się niebezpieczeństwa? </text:p>
      <text:p text:style-name="P6">Najwiekszym zagrożeniem jest człowiek. Nasze dane muszą być chronione przed niepowołanym odczytem, modyfikacją i usunięciem wewnątrz aplikacji webowej, jak i w momencie przesyłania <text:soft-page-break/>danych przez sieć.</text:p>
      <text:p text:style-name="P6"><text:tab/>Zagrożenia ludzkie od strony:</text:p>
      <text:list xml:id="list1390694644" text:style-name="L4">
        <text:list-item>
          <text:p text:style-name="P32">użytkownika – </text:p>
          <text:list>
            <text:list-item>
              <text:p text:style-name="P32">nieodpowiedzialne zarządzanie swoimi danymi, </text:p>
            </text:list-item>
            <text:list-item>
              <text:p text:style-name="P32">odchodzenie od komputera do „ważniejszych spraw” na chwile bez wylogowania,</text:p>
            </text:list-item>
            <text:list-item>
              <text:p text:style-name="P32">korzystanie z wątpliwej treści zasobów internetowych mogących zainfekować komputer,</text:p>
            </text:list-item>
            <text:list-item>
              <text:p text:style-name="P32">przypadkowe usunięcie danych lub pliku, </text:p>
            </text:list-item>
            <text:list-item>
              <text:p text:style-name="P32">używanie zbyt prostych haseł, </text:p>
            </text:list-item>
            <text:list-item>
              <text:p text:style-name="P32">ujawnienie osobom trzecim swojego hasła,</text:p>
            </text:list-item>
            <text:list-item>
              <text:p text:style-name="P32">korzystanie z jednego hasła do wielu kont,</text:p>
            </text:list-item>
          </text:list>
        </text:list-item>
        <text:list-item>
          <text:p text:style-name="P32">atakującego</text:p>
          <text:list>
            <text:list-item>
              <text:p text:style-name="P32">włamanie do systemu</text:p>
            </text:list-item>
            <text:list-item>
              <text:p text:style-name="P32">kradzież danych</text:p>
            </text:list-item>
            <text:list-item>
              <text:p text:style-name="P32">usuniecie danych</text:p>
            </text:list-item>
          </text:list>
        </text:list-item>
        <text:list-item>
          <text:p text:style-name="P32">administratora</text:p>
          <text:list>
            <text:list-item>
              <text:p text:style-name="P32">brak odpowiednich zabezpieczeń dla serwera</text:p>
            </text:list-item>
            <text:list-item>
              <text:p text:style-name="P32">brak mechanizmów ostrzegania przed próbami włamania</text:p>
            </text:list-item>
          </text:list>
        </text:list-item>
        <text:list-item>
          <text:p text:style-name="P32">programistów</text:p>
          <text:list>
            <text:list-item>
              <text:p text:style-name="P32">błędy logiczne w aplikacji</text:p>
            </text:list-item>
            <text:list-item>
              <text:p text:style-name="P32">zostawienie „otwartych drzwi” dla włamywacza</text:p>
            </text:list-item>
          </text:list>
        </text:list-item>
      </text:list>
      <text:p text:style-name="P6">Jest to lista potencjalnych zagrożen, do których mogła się przyczynić, także osoba niemająca takiego zamiaru. </text:p>
      <text:p text:style-name="P6">Natomiast atakujący do przeprowadzenia ataku może wykorzystywać poniższe metody:</text:p>
      <text:list xml:id="list718185395" text:style-name="L5">
        <text:list-item>
          <text:p text:style-name="P33">skanowanie sieci, przechwytywanie pakietów danych, zmiana pakietów danych</text:p>
        </text:list-item>
        <text:list-item>
          <text:p text:style-name="P33">podstawienie użytkownikowi jakiegoś programu(np. koń trojański), który zostanie wykonany</text:p>
        </text:list-item>
        <text:list-item>
          <text:p text:style-name="P33">atak brute force,słownikowy mający na celu złamanie hasła</text:p>
        </text:list-item>
        <text:list-item>
          <text:p text:style-name="P33">socjotechnika – nakłonienie użytkownika do wykonania pewnych czynności</text:p>
        </text:list-item>
        <text:list-item>
          <text:p text:style-name="P33">patrzenie na ekran, ręce użytkownika</text:p>
        </text:list-item>
        <text:list-item>
          <text:p text:style-name="P33">generowanie sztucznego ruchu - atak DDoS</text:p>
        </text:list-item>
        <text:list-item>
          <text:p text:style-name="P33">kradzież sprzętu, znieszczenie fizyczne, szantaż</text:p>
        </text:list-item>
      </text:list>
      <text:p text:style-name="P6">Występują tutaj metody zdalne jak również fizyczne przed, którymi ciężko jest się zabezpieczyć w 100%. Należy mieć świadomość, że otwarte porty w systemie to są drzwi dla atakującego, i te które <text:soft-page-break/>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6"><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10"/>
      <text:p text:style-name="P64">Użytkownicy</text:p>
      <text:p text:style-name="P6"><text:tab/>Potwierdzenie tożsamości, kontrola dostępu to są bardzo ważne elementy nie tylko w systemie operacyjnym, ale również w dostępie do aplikacji webowej. W tym miejscu chciałbym omówić problemy i rozwiązania tych zagadnień.</text:p>
      <text:p text:style-name="P53">Autentykacja</text:p>
      <text:p text:style-name="P6"><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59"/>
      <text:p text:style-name="P59"><text:soft-page-break/>Autoryzacja</text:p>
      <text:p text:style-name="P6"><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53"/>
      <text:p text:style-name="P53">Hasła</text:p>
      <text:p text:style-name="P15"><text:span text:style-name="T6"><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60"> </text:span><text:a xlink:type="simple" xlink:href="http://www.cl.cam.ac.uk/~jcb82/doc/B12-IEEESP-analyzing_70M_anonymized_passwords.pdf" office:target-frame-name="_blank" xlink:show="new"><text:span text:style-name="Strong_20_Emphasis">Josepha Bonneau</text:span></text:a><text:span text:style-name="Strong_20_Emphasis"><text:span text:style-name="T22"> z Cambridge</text:span></text:span><text:span text:style-name="T24">. Użytkownicy często stosują krótkie hasła, łatwe do odgadnięcia. Najczęściej jest to imię bliskiej osoby, ulubiony kolor, aktor itp.</text:span></text:p>
      <text:p text:style-name="P6"/>
      <text:p text:style-name="P53">Audyt</text:p>
      <text:p text:style-name="P6"><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6"/>
      <text:p text:style-name="P6"/>
      <text:p text:style-name="P6"/>
      <text:p text:style-name="P9"><text:soft-page-break/>Zabezpieczenie transmisji danych SSL 3.0 ( Secure Socket Layer )</text:p>
      <text:p text:style-name="P5"/>
      <text:p text:style-name="P5"><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5"/>
      <text:p text:style-name="P5"><text:tab/>Integralność – zapewnia, że dane zostaną odebrane bez żadnej modyfikacji podczas transmisji, nawet jeśli zostały przechwycone przez osoby trzecie.</text:p>
      <text:p text:style-name="P5"><text:tab/>Poufność – zastosowanie algorytmów kryptograficznych, daje pewność, że dane nie są przesyłane jawnym tekstem i osoba trzecia nie może ich odczytać.</text:p>
      <text:p text:style-name="P5"><text:tab/>Uwierzytelnienie – serwer musi się uwierzytelnić przed klientem, czyli udowodnić, że jest tym za kogo się podaję okazując swój certyfikat. Serwer może również rządać, aby klient się uwierzytelnił, ale jest rzadko spotykane. </text:p>
      <text:p text:style-name="P5"/>
      <text:p text:style-name="P5"><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5"/>
      <text:p text:style-name="P5">Przykładowo w JBosie włączenie uwierzytelnienia za pomocą certyfikatu wygląda następująco:</text:p>
      <text:p text:style-name="P13"><text:tab/>&lt;connector name="https" protocol="HTTP/1.1" scheme="https" socket-binding="https" secure="true"&gt; </text:p>
      <text:p text:style-name="P13"><text:s text:c="16"/>&lt;ssl password="changeit" certificate-key-file="${jboss.server.config.dir}/keystore.jks" verify-client="true" <text:tab/>ca-certificate-file="${jboss.server.config.dir}/truststore.jks" keystore-type="JKS" truststore-type="JKS"/&gt; </text:p>
      <text:p text:style-name="P13"><text:s text:c="12"/>&lt;/connector&gt;</text:p>
      <text:p text:style-name="P1"/>
      <text:p text:style-name="P1">Etap nawiazania połączenia SSL pomiedzy serwerem i klientem odbywa się w następujący sposób:</text:p>
      <text:list xml:id="list1947789331" text:style-name="L6">
        <text:list-item>
          <text:p text:style-name="P36">klient wysyła do serwera numer obsługiwanej wersji SSL oraz możliwe algorytmy szyfrujące wraz z losowymi danymi</text:p>
        </text:list-item>
        <text:list-item>
          <text:p text:style-name="P36">serwer <text:tab/>wysyła to co klient do niego przysłał oraz swój certyfikat, oraz może wysłać żadanie uwierzytelnienia klienta</text:p>
        </text:list-item>
        <text:list-item>
          <text:p text:style-name="P36">klient weryfikuje poprawność otrzymanych danych, w przypadku jakichś nieprawidłowości <text:soft-page-break/>użytkownik jest o tym informowany</text:p>
        </text:list-item>
        <text:list-item>
          <text:p text:style-name="P36">klient generuje tajny ciąg znaków zwany premaster secret za pomocą klucza publicznego wbudowanego w certyfkat i wysyła do serwera</text:p>
        </text:list-item>
        <text:list-item>
          <text:p text:style-name="P36">serwer za pomocą klucza prywatnego odszyfrowuje premaster secret i generuje ciąg master secret <text:s/>na jego podstawie</text:p>
        </text:list-item>
        <text:list-item>
          <text:p text:style-name="P36">klient również generuje ciąg master secret i później obie strony generuja session key</text:p>
        </text:list-item>
        <text:list-item>
          <text:p text:style-name="P36">serwer i klient informują się o szyfrowanym połączeniu, które jest szyfrowane za pomocą algorytmu symetrycznego, który używa jako klucza session key</text:p>
        </text:list-item>
        <text:list-item>
          <text:p text:style-name="P36">sesja SSL została ustanowiona</text:p>
        </text:list-item>
      </text:list>
      <text:p text:style-name="P1">Wiecej informacji można znaleźć w [7] i [1].</text:p>
      <text:p text:style-name="P12">Kryptografia</text:p>
      <text:p text:style-name="P12"><text:subject/></text:p>
      <text:p text:style-name="P1">Jest to dziedzina wiedzy na temat zabezpieczenia informacji, która dostarcza narzędzi do zapewnienia poufności danych, integralności czy uwierzytelnienia.</text:p>
      <text:p text:style-name="P1"/>
      <text:p text:style-name="P5"><text:span text:style-name="T14">Kryptografia </text:span><text:span text:style-name="T15">asymetryczna</text:span><text:span text:style-name="T14"> – głównym założeniem jest poufność. Do szyfrowania używamy jednego klucza, natomiast odszyfrowanie jest przeprowadzane za pomocą drugiego.</text:span></text:p>
      <text:p text:style-name="P1"/>
      <text:p text:style-name="P1"><text:tab/>Kryptografia asymetryczna jest używana do transportu kluczy wykorzystywanych w kryptografi symetrycznej oraz do zapewnienia integralności danych, uwierzytelnienia i szyfrowania niewielkich danych jak PIN.</text:p>
      <text:p text:style-name="P1"/>
      <text:p text:style-name="P1"><text:tab/>Przykładowe algorytmy:</text:p>
      <text:p text:style-name="P5"><text:span text:style-name="T15">RSA</text:span><text:span text:style-name="T14"> – opiera się na faktoryzacji, jest dość popularny, wykorzystywany często do podpisywania dokumentów cyfrowych, przypisuje każdemu użytkownikowi 2 pary kluczy : prywatny i publiczny</text:span></text:p>
      <text:p text:style-name="P1">ElGamal, DSA, ECC – oparte o logarytmowanie dyskretne</text:p>
      <text:p text:style-name="P1"/>
      <text:p text:style-name="P1"/>
      <text:p text:style-name="P5"><text:span text:style-name="T14">Kryptografia </text:span><text:span text:style-name="T15">symetryczna</text:span><text:span text:style-name="T14"> – jest to taki rodzaj szyfrowania w którym do szyfrowania i deszyfrowania wykorzystuje się ten sam klucz jawny</text:span></text:p>
      <text:p text:style-name="P1"/>
      <text:p text:style-name="P1"><text:tab/>Podział algorytmów symetrycznych</text:p>
      <text:list xml:id="list705662981" text:style-name="L7">
        <text:list-item>
          <text:p text:style-name="P34"><text:span text:style-name="T14">szyfry </text:span><text:span text:style-name="T15">strumieniowe</text:span><text:span text:style-name="T14"> – wiadomość jawna jest przekształcana za pomocą klucza w szyfrogram, szyfruje bit po bicie</text:span></text:p>
        </text:list-item>
        <text:list-item>
          <text:p text:style-name="P34"><text:soft-page-break/><text:span text:style-name="T14">szyfry </text:span><text:span text:style-name="T15">blokowe</text:span><text:span text:style-name="T14"> – przekształca słowa o ustalonej długości(bloki) w słowa o takiej samej długości przykłady szyfrów: IDEA, Blowfish, RC5, SAFER, <text:s/>AES, 3DES</text:span></text:p>
        </text:list-item>
      </text:list>
      <text:p text:style-name="P1"><text:tab/></text:p>
      <text:p text:style-name="P1">Tryby pracy szyfrów blokowych</text:p>
      <text:list xml:id="list801981442" text:style-name="L8">
        <text:list-item>
          <text:p text:style-name="P37">ECB - książka kodowa – w związku z tym, że w tekscie jawnym są powtórzenia, nie jest on odpowiedni do szyfrowania wiadomości dłuższych niż długość bloku.</text:p>
        </text:list-item>
      </text:list>
      <text:list xml:id="list384323839" text:style-name="L9">
        <text:list-item>
          <text:p text:style-name="P38">CBC – wiązanie blokowe – szyfrowanie to ukrywa powtórzenia</text:p>
        </text:list-item>
      </text:list>
      <text:p text:style-name="P1"/>
      <text:p text:style-name="P5"><text:span text:style-name="T15">Funkcje skrótu</text:span><text:span text:style-name="T14"> – inaczej nazywane funkcjami haszującymi. </text:span></text:p>
      <text:p text:style-name="P1">Posiada następujące właściwości :</text:p>
      <text:list xml:id="list1828439786" text:style-name="L10">
        <text:list-item>
          <text:p text:style-name="P46">kompresji<text:span text:style-name="T2"> – funkcja skrótu h przekształca wejście x o dowolnej długości liczonej w bitach </text:span><text:span text:style-name="T2">na wyjście h(x) o ustalonej długości n</text:span></text:p>
        </text:list-item>
        <text:list-item>
          <text:p text:style-name="P46">łatwości obliczeń <text:span text:style-name="T2">– dla danej funkcji h i wejscia x wartosc h(x) jest łatwo obliczana w czasie wielomianowym</text:span></text:p>
        </text:list-item>
        <text:list-item>
          <text:p text:style-name="P46">jednokierunkowości<text:span text:style-name="T2"> – dla prawie wszystkich wartości jest obliczeniowo trudne znalezienie argumentu dającego jako skrót tę wartość.</text:span></text:p>
        </text:list-item>
      </text:list>
      <text:p text:style-name="P1"/>
      <text:p text:style-name="P1">Ze względów funkcjonalnych możemy wyróżnić dwa rodzaje funkcji skrótu</text:p>
      <text:list xml:id="list1579377597" text:style-name="L11">
        <text:list-item>
          <text:p text:style-name="P39">MDC – bez klucza np. MD5, SHA-1, RIPEMD-160, MASH</text:p>
        </text:list-item>
        <text:list-item>
          <text:p text:style-name="P39">MAC – z kluczem np. HMAC</text:p>
        </text:list-item>
      </text:list>
      <text:p text:style-name="P1"/>
      <text:p text:style-name="P1"/>
      <text:p text:style-name="P1">Wiecej informacji zwiazanych z kryptografią i implementacją różnych algorytmów można znaleźć w [1],[3] i [4].</text:p>
      <text:p text:style-name="P1"/>
      <text:p text:style-name="P1"/>
      <text:p text:style-name="P12">Podpisy cyfrowe </text:p>
      <text:p text:style-name="P2"/>
      <text:p text:style-name="P2"><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2"/>
      <text:p text:style-name="P2"><text:soft-page-break/>Podpis cyfrowy to nic innego jak pewny ciąg bajtów dołączony to oryginalnej wiadomości. Jak jest tworzony podpis cyfrowy?</text:p>
      <text:p text:style-name="P2"><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2"/>
      <text:p text:style-name="P12">Certyfikaty</text:p>
      <text:p text:style-name="P1">Certyfikaty powstały w celu potwierdzenia tożsamości osoby. Certyfikat daje gwarancje, że zawarty w nim klucz publiczny należy do określonej jednostki, potwierdza to biuro certyfikacji.</text:p>
      <text:p text:style-name="P1"/>
      <text:p text:style-name="P1">Aby certyfikaty mogły sprawnie funkcjonować potrzebna jest sprawna infrastruktura nazwana PKI</text:p>
      <text:p text:style-name="P1">Składa się ona z:</text:p>
      <text:list xml:id="list1169023778" text:style-name="L12">
        <text:list-item>
          <text:p text:style-name="P40">Urzędy certyfikacji (ang. CA, Certification Authority) odpowiedzialne za potwierdzenie tożsamości</text:p>
        </text:list-item>
        <text:list-item>
          <text:p text:style-name="P40">Urzędy rejestracji (ang. RA, Registration Authority) odpowiedzialne za weryfikację i rejestracje użytkownika</text:p>
        </text:list-item>
        <text:list-item>
          <text:p text:style-name="P40">Repozytoria kluczy, certyfikatów oraz list unieważnionych certyfikatów(ang. CRL, Certifikate Revocation List)</text:p>
        </text:list-item>
        <text:list-item>
          <text:p text:style-name="P40">oprogramowanie oraz sprzęt do posługiwania się certyfikatami</text:p>
        </text:list-item>
        <text:list-item>
          <text:p text:style-name="P40">użytkownicy dla których wydawane są certyfikaty</text:p>
        </text:list-item>
      </text:list>
      <text:p text:style-name="P1"/>
      <text:p text:style-name="P1">Zadania związane z zarządzaniem strukturą PKI:</text:p>
      <text:list xml:id="list1056409685" text:style-name="L13">
        <text:list-item>
          <text:p text:style-name="P41">rejestracja użytkowników</text:p>
        </text:list-item>
        <text:list-item>
          <text:p text:style-name="P41">wydawanie certyfikatów</text:p>
        </text:list-item>
        <text:list-item>
          <text:p text:style-name="P41">generowanie par kluczy</text:p>
        </text:list-item>
        <text:list-item>
          <text:p text:style-name="P41">wzajemna certyfikacja</text:p>
        </text:list-item>
        <text:list-item>
          <text:p text:style-name="P41">odnawianie certyfikatów</text:p>
        </text:list-item>
        <text:list-item>
          <text:p text:style-name="P41">unieważnianie certyfikatów</text:p>
        </text:list-item>
        <text:list-item>
          <text:p text:style-name="P41">odzyskiwanie klucza</text:p>
        </text:list-item>
      </text:list>
      <text:p text:style-name="P1"><text:soft-page-break/></text:p>
      <text:p text:style-name="P1">Certyfikaty podlegają standaryzacji, dlatego możemy wyróżnić takie standardy jak:</text:p>
      <text:list xml:id="list78276625" text:style-name="L14">
        <text:list-item>
          <text:p text:style-name="P42">X.509</text:p>
        </text:list-item>
        <text:list-item>
          <text:p text:style-name="P42">PKCS(ang. Public Key Cryptography Standards)</text:p>
        </text:list-item>
      </text:list>
      <text:p text:style-name="P1"/>
      <text:p text:style-name="P1">Standard X.509 jest najbardziej popularny. Standard definiuje następujące pola dla certyfikatu:</text:p>
      <text:list xml:id="list1506752256" text:style-name="L15">
        <text:list-item>
          <text:p text:style-name="P68">numer wersji standardu X.509</text:p>
        </text:list-item>
      </text:list>
      <text:list xml:id="list1299914571" text:style-name="L16">
        <text:list-item>
          <text:p text:style-name="P69">numer wystawionego certyfikatu</text:p>
        </text:list-item>
        <text:list-item>
          <text:p text:style-name="P69">identyfikator algorytmu podpisu certyfikatu</text:p>
        </text:list-item>
        <text:list-item>
          <text:p text:style-name="P69">nazwa funkcji skrótu kryptograficznego użyta przez wystawcę</text:p>
        </text:list-item>
        <text:list-item>
          <text:p text:style-name="P69">nazwa wystawcy certyfikatu</text:p>
        </text:list-item>
        <text:list-item>
          <text:p text:style-name="P69">daty ważności certyfikatu</text:p>
        </text:list-item>
        <text:list-item>
          <text:p text:style-name="P70">nazwa podmiotu dla którego wystawiany jest certyfikat</text:p>
        </text:list-item>
        <text:list-item>
          <text:p text:style-name="P69">parametry klucza publicznego podmiotu</text:p>
        </text:list-item>
        <text:list-item>
          <text:p text:style-name="P69">klucz publiczny podmiotu</text:p>
        </text:list-item>
        <text:list-item>
          <text:p text:style-name="P69">opcjonalne rozszerzenia</text:p>
        </text:list-item>
        <text:list-item>
          <text:p text:style-name="P69">podpis wystawcy certyfikatu</text:p>
        </text:list-item>
      </text:list>
      <text:p text:style-name="P1"/>
      <text:p text:style-name="P14">Biuro certyfikacji</text:p>
      <text:p text:style-name="P1"><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1"/>
      <text:p text:style-name="P55">Bezpieczeństwo w Javie</text:p>
      <text:p text:style-name="P56">Język JAVA</text:p>
      <text:p text:style-name="P15"><text:span text:style-name="T2"><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span></text:p>
      <text:list xml:id="list2058718563" text:style-name="L19">
        <text:list-item>
          <text:p text:style-name="P48">obiektowość</text:p>
        </text:list-item>
        <text:list-item>
          <text:p text:style-name="P48"><text:soft-page-break/>specyfikatory dostępu</text:p>
        </text:list-item>
        <text:list-item>
          <text:p text:style-name="P48">odśmiecacz pamięci</text:p>
        </text:list-item>
        <text:list-item>
          <text:p text:style-name="P48">bezpieczeństwo typów</text:p>
        </text:list-item>
        <text:list-item>
          <text:p text:style-name="P48">obsługa wyjątków</text:p>
        </text:list-item>
        <text:list-item>
          <text:p text:style-name="P48">brak przeciążania operatów(wyjątek + i += w String)</text:p>
        </text:list-item>
        <text:list-item>
          <text:p text:style-name="P48">brak wielokrotnego dziedziczenia</text:p>
        </text:list-item>
        <text:list-item>
          <text:p text:style-name="P48">brak wskaźników</text:p>
        </text:list-item>
        <text:list-item>
          <text:p text:style-name="P48">kontrolowanie zakresu tablic</text:p>
        </text:list-item>
      </text:list>
      <text:p text:style-name="P15"><text:tab/>Dzięki prostocie oraz możliwości budowania skomplikowanych aplikacji łatwo rozszerzalnych Java jest tej chwili jednym z najpopularniejszych języków programowania.</text:p>
      <text:p text:style-name="P58">Bezpieczeństwo JAVA EE</text:p>
      <text:p text:style-name="P15"><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5">Bezpieczeństwo w ramach kontenera można zapewnić deklaratywnie lub programowo.</text:p>
      <text:p text:style-name="P15"><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5"><text:tab/>Zabezpieczenie programowe – wykorzystywane, gdy zabezpieczenie deklaratywne nie jest wystarczające do zapewnienia wymaganego modelu bezpieczeństwa. </text:p>
      <text:p text:style-name="P15"/>
      <text:p text:style-name="P15">Warto zapoznać się z mechanizmami zabezpieczeń zastosowanymi w Java SE. Można z nich korzystać indywidualnie lub z innymi rozwiązaniami. Są to:</text:p>
      <text:list xml:id="list410904568" text:style-name="L20">
        <text:list-item>
          <text:p text:style-name="P49">JAAS(Java Authentication and Authorization Service) – dostarczone API umożliwia przedprowadzenie uwierzytelnienia i autoryzacji. JAAS w JavaEE jest podstawowym mechanizmem bezpieczeństwa, który można rozszerzać.</text:p>
        </text:list-item>
        <text:list-item>
          <text:p text:style-name="P49">Java GSS-API(Java Generic Security Services) – dane API wykorzystywane jest do bezpiecznej wymiany wiadomości pomiędzy uruchomionymi aplikacjami. Do tego celu wykorzystuje tokeny. Przykładem oferowanego mechanizmu jest Kerberos.</text:p>
        </text:list-item>
        <text:list-item>
          <text:p text:style-name="P49">JCE(Java Cryptography Extension) – dostarcza framework implementujący zarządzanie kluczami, a także implementuje różne algorytmy szyfrowania (symetryczne, asymetryczne, <text:soft-page-break/>uwierzytelniania kodu wiadomości)</text:p>
        </text:list-item>
        <text:list-item>
          <text:p text:style-name="P49">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49">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57">Zabezpieczanie aplikacji webowych</text:p>
      <text:p text:style-name="P43"><text:tab/>Jak wcześniej napisałem do zabezpieczenia aplikacji wykorzystywane są deskryptory wdrożenia lub adnotacje. Jednym z takich plików jest web.xml, w którym możemy wykorzystać już ustalone elementy. Takim elementem jest <text:span text:style-name="T18">security-constraint</text:span><text:span text:style-name="T14">, który służy do określenia praw dostępu dla zasobów przy pomocy mapowania adresu URL. Dla serwletów można użyć adnotacji @</text:span><text:span text:style-name="T18">HttpConstraint</text:span><text:span text:style-name="T14">. </text:span></text:p>
      <text:p text:style-name="P43"><text:span text:style-name="T14">Poniżej przykładowa zawartość </text:span><text:span text:style-name="T18">security-constraint</text:span><text:span text:style-name="T14"> pochodząca z [12]</text:span></text:p>
      <text:p text:style-name="P71">&lt;security-constraint&gt;</text:p>
      <text:p text:style-name="P72"><text:s text:c="4"/><text:span text:style-name="T16">&lt;web-resource-collection&gt;</text:span></text:p>
      <text:p text:style-name="P72"><text:s text:c="8"/><text:span text:style-name="T16">&lt;web-resource-name&gt;wholesale&lt;/web-resource-name&gt;</text:span></text:p>
      <text:p text:style-name="P72"><text:s text:c="8"/><text:span text:style-name="T16">&lt;url-pattern&gt;/company/wholesale/*&lt;/url-pattern&gt;</text:span></text:p>
      <text:p text:style-name="P72"><text:s text:c="4"/><text:span text:style-name="T16">&lt;/web-resource-collection&gt;</text:span></text:p>
      <text:p text:style-name="P72"><text:s text:c="4"/><text:span text:style-name="T16">&lt;auth-constraint&gt;</text:span></text:p>
      <text:p text:style-name="P72"><text:s text:c="8"/><text:span text:style-name="T16">&lt;role-name&gt;PARTNER&lt;/role-name&gt;</text:span></text:p>
      <text:p text:style-name="P72"><text:s text:c="4"/><text:span text:style-name="T16">&lt;/auth-constraint&gt;</text:span></text:p>
      <text:p text:style-name="P72"><text:s text:c="4"/><text:span text:style-name="T16">&lt;user-data-constraint&gt;</text:span></text:p>
      <text:p text:style-name="P72"><text:s text:c="8"/><text:span text:style-name="T16">&lt;transport-guarantee&gt;CONFIDENTIAL&lt;/transport-guarantee&gt;</text:span></text:p>
      <text:p text:style-name="P72"><text:s text:c="4"/><text:span text:style-name="T16">&lt;/user-data-constraint&gt;</text:span></text:p>
      <text:p text:style-name="P73">&lt;/security-constraint&gt;</text:p>
      <text:list xml:id="list2075199530" text:style-name="L21">
        <text:list-item>
          <text:p text:style-name="P61"><text:span text:style-name="T11">web-resource-collection</text:span><text:span text:style-name="T3"> – służy do określenia zasobów webowych, które będą miały zdefiniowane ograniczenia</text:span></text:p>
          <text:list>
            <text:list-item>
              <text:p text:style-name="P61"><text:span text:style-name="T11">web-resource-name –</text:span><text:span text:style-name="T3"> określa nazwe zasobu</text:span></text:p>
            </text:list-item>
            <text:list-item>
              <text:p text:style-name="P61"><text:span text:style-name="T11">url-pattern</text:span><text:span text:style-name="T3"> – określa wzorzec dla adresu URL</text:span></text:p>
            </text:list-item>
            <text:list-item>
              <text:p text:style-name="P61"><text:span text:style-name="T11">http-method</text:span><text:span text:style-name="T3"> – określa metody, które mają być chronione</text:span></text:p>
            </text:list-item>
            <text:list-item>
              <text:p text:style-name="P61"><text:span text:style-name="T11">http-method-omission</text:span><text:span text:style-name="T3"> – określa metody, które nie są chronione</text:span></text:p>
            </text:list-item>
          </text:list>
        </text:list-item>
        <text:list-item>
          <text:p text:style-name="P61"><text:span text:style-name="T11">auth-constraint</text:span><text:span text:style-name="T3"> – definiuje ograniczenie autoryzacji</text:span></text:p>
          <text:list>
            <text:list-item>
              <text:p text:style-name="P61"><text:span text:style-name="T11">role-name</text:span><text:span text:style-name="T3"> – nazwa roli</text:span></text:p>
            </text:list-item>
          </text:list>
        </text:list-item>
        <text:list-item>
          <text:p text:style-name="P50"><text:span text:style-name="T12">user-data-constraint</text:span><text:span text:style-name="T3"> – określa sposób ochrony danych podczas transmisji pomiędzy </text:span><text:soft-page-break/><text:span text:style-name="T3">klientem i serwerem</text:span></text:p>
          <text:list>
            <text:list-item>
              <text:p text:style-name="P61"><text:span text:style-name="T11">transport-quarantee</text:span><text:span text:style-name="T3"> </text:span></text:p>
              <text:list>
                <text:list-item>
                  <text:p text:style-name="P61"><text:span text:style-name="T11">CONFIDENTIAL –</text:span><text:span text:style-name="T3"> dane nie mogą zostać podejrzane</text:span></text:p>
                </text:list-item>
                <text:list-item>
                  <text:p text:style-name="P61"><text:span text:style-name="T11">INTEGRAL</text:span><text:span text:style-name="T3"> – dane nie mogą zostać zmienione</text:span></text:p>
                </text:list-item>
                <text:list-item>
                  <text:p text:style-name="P61"><text:span text:style-name="T11">NONE –</text:span><text:span text:style-name="T3"> dane mogą być niezabezpieczone</text:span></text:p>
                </text:list-item>
              </text:list>
            </text:list-item>
          </text:list>
        </text:list-item>
      </text:list>
      <text:p text:style-name="P43">JavaEE wpiera następujące mechanizmy uwierzytelenia[12]:</text:p>
      <text:list xml:id="list1400352237" text:style-name="L22">
        <text:list-item>
          <text:p text:style-name="P51"><text:span text:style-name="T11">podstawowe uwierzytelnienie HTTP (basic authentication)</text:span></text:p>
        </text:list-item>
        <text:list-item>
          <text:p text:style-name="P51"><text:span text:style-name="T11">uwierzytelnienie oparte na formularzu(form-based autentication)</text:span></text:p>
        </text:list-item>
        <text:list-item>
          <text:p text:style-name="P51"><text:span text:style-name="T11">uwierzytelnienie oparte na skrócie(digest authentication)</text:span></text:p>
        </text:list-item>
        <text:list-item>
          <text:p text:style-name="P51"><text:span text:style-name="T11">uwierzytelnienie klienta(client authentication)</text:span></text:p>
        </text:list-item>
        <text:list-item>
          <text:p text:style-name="P51"><text:span text:style-name="T11">wzajemne uwierzytelnienie(mutual authentication)</text:span></text:p>
        </text:list-item>
      </text:list>
      <text:p text:style-name="P15">Wiecej informacji w [2], [11] i [12]</text:p>
      <text:p text:style-name="P15"/>
      <text:p text:style-name="P12">Rodzaje ataków</text:p>
      <text:p text:style-name="P1">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1"><text:tab/><text:span text:style-name="T51">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1"><text:tab/><text:span text:style-name="T51">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1"><text:tab/><text:span text:style-name="T51">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text:soft-page-break/>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1"><text:tab/><text:span text:style-name="T51">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1"><text:tab/><text:span text:style-name="T51">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1">Czy warto pisać o?:</text:p>
      <text:p text:style-name="P3">Buffer Overflow</text:p>
      <text:p text:style-name="P3">LDAP injection</text:p>
      <text:p text:style-name="P3"><text:s/>xpath injection, </text:p>
      <text:p text:style-name="P1"/>
      <text:p text:style-name="P1"><text:span text:style-name="T52"><text:tab/>DoS</text:span><text:span text:style-name="T51"> (</text:span>Denial of Service<text:span text:style-name="T51">)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1"><text:span text:style-name="T52"><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1"/>
      <text:p text:style-name="P4"><text:span text:style-name="T53">Atak</text:span> przez powtórzenie<text:span text:style-name="T48"> – jest to jeden z wielu ataków kryptoanalitycznych, gdzie atakujący uzyskaniu dostępu do systemu podszywając się pod daną tożsamość, będzie w stanie wykorzystać </text:span><text:soft-page-break/><text:span text:style-name="T48">wcześniej uzyskaną wiadomość do jej deszyfracji, aby obronić się przed tym atakiem wystarczy dodać informację o czasie powstania, aby system odrzucał stare wiadomości. </text:span></text:p>
      <text:p text:style-name="P1"/>
      <text:p text:style-name="P1"><text:span text:style-name="T52">Dictionary Attack(</text:span><text:span text:style-name="T53">atak słownikowy)</text:span>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1"/>
      <text:p text:style-name="P1"><text:span text:style-name="T52">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1"/>
      <text:p text:style-name="P1"><text:span text:style-name="T52">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1"/>
      <text:p text:style-name="P1"><text:span text:style-name="T54">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znymi kluczami.</text:p>
      <text:p text:style-name="P1"/>
      <text:p text:style-name="P1"><text:span text:style-name="T52">Atak urodzinowy </text:span>– polega na znalezieniu kolizji dla funkcji haszującej czyli dwóch takich samych <text:s/><text:soft-page-break/>wartości dla różnych argumentów. Opiera się na „paradoksie urodzin”. Więcej w [1].</text:p>
      <text:p text:style-name="P1"/>
      <text:p text:style-name="P1"><text:span text:style-name="T52">Atak algorytmiczny</text:span> – kolejny z ataków na algorytmy kryptograficzne, w celu znalezienia słabych punktów od strony teoretycznej algorytmu.</text:p>
      <text:p text:style-name="P1"/>
      <text:p text:style-name="P1">Inne ataki na algorytmy kryptograficzne to np.:</text:p>
      <text:list xml:id="list125426720" text:style-name="L17">
        <text:list-item>
          <text:p text:style-name="P47"><text:span text:style-name="T2">„atak </text:span>poprzez wybrany neutralny tekst zaszyfrowany” [4]</text:p>
        </text:list-item>
        <text:list-item>
          <text:p text:style-name="P47">„adaptacyjny atak poprzez wybrany tekst zaszyfrowany” [4]</text:p>
        </text:list-item>
        <text:list-item>
          <text:p text:style-name="P47">atak z wybranym kluczem</text:p>
        </text:list-item>
        <text:list-item>
          <text:p text:style-name="P47">atak z wybranym szyfrogramem</text:p>
        </text:list-item>
        <text:list-item>
          <text:p text:style-name="P47">atak algebraiczny</text:p>
        </text:list-item>
      </text:list>
      <text:p text:style-name="P15"/>
      <text:p text:style-name="P1"><text:span text:style-name="T55">Atak z wykorzystaniem wirusa </text:span>– celem jest jak największa liczba komputerów zainfekowana jakimś programem, który będzie wykorzystywał jego moc obliczeniową np. do łamania szyfrów czy ataku DoS.</text:p>
      <text:p text:style-name="P1"/>
      <text:p text:style-name="P1"><text:span text:style-name="T52">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1"/>
      <text:p text:style-name="P1"><text:span text:style-name="T52">Socjotechnika</text:span> – jest to atak oparty na psychologi, ma za zadanie nakłonienie innych osób do przekazania newralgicznych danych.</text:p>
      <text:p text:style-name="P1"/>
      <text:p text:style-name="P1">Wiecej informacji można znaleźć w [1], [4], [6], [9] i [10].</text:p>
      <text:p text:style-name="P7"><text:span text:style-name="T5"/></text:p>
      <text:p text:style-name="P7">BIBLIOGRAFIA</text:p>
      <text:p text:style-name="P8"/>
      <text:p text:style-name="P1">[1] M.Karbowski: <text:span text:style-name="T18">Podstawy kryptografii. Wydanie II.</text:span></text:p>
      <text:p text:style-name="P17">Wydawnictwo Helion, 2008.</text:p>
      <text:p text:style-name="P17"/>
      <text:p text:style-name="P19">[2] E.Jendrock, I.Evans, D.Gollapudi, K.Haase, C.Srivathsa: </text:p>
      <text:p text:style-name="P28">Java EE 6 PRZEWODNIK WYDANIE IV</text:p>
      <text:p text:style-name="P17">Wydawnictwo Helion, 2012.</text:p>
      <text:p text:style-name="P17"><text:soft-page-break/></text:p>
      <text:p text:style-name="P19">[3] M.Zalewski: <text:span text:style-name="T18">Splątana sieć. Przewodnik po bezpieczeństwie nowoczesnych aplikacji WWW.</text:span></text:p>
      <text:p text:style-name="P24">Wydawnictwo Helion, 2012.</text:p>
      <text:p text:style-name="P24"/>
      <text:p text:style-name="P19">[4] J.Stokłosa, T.Bilski, T.Pankowski: <text:span text:style-name="T18">Bezpieczeństwo danych w systemach informatycznych.</text:span></text:p>
      <text:p text:style-name="P25">Wydawnictwo Naukowe PWN, Warszawa – Poznań 2001.</text:p>
      <text:p text:style-name="P25"/>
      <text:p text:style-name="P19">[5] S.Oaks: <text:span text:style-name="T18">Java a bezpieczeństwo</text:span></text:p>
      <text:p text:style-name="P27">Wydawnictwo RM, Warszawa 2002.</text:p>
      <text:p text:style-name="P27"/>
      <text:p text:style-name="P19">[6] J.Erickson: <text:span text:style-name="T18">Hacking. Sztuka penetracji.</text:span></text:p>
      <text:p text:style-name="P17">Wydawnictwo Helion, 2004.</text:p>
      <text:p text:style-name="P17"/>
      <text:p text:style-name="P19">[7] S.Liu: <text:span text:style-name="T18">Practical Secure Socket Layer – Basic &amp; Practical.</text:span></text:p>
      <text:p text:style-name="P17"><text:a xlink:type="simple" xlink:href="http://progtutorials.tripod.com/SSL.htm">http://progtutorials.tripod.com/SSL.htm</text:a> Feb.2004</text:p>
      <text:p text:style-name="P17"/>
      <text:p text:style-name="P20"><text:span text:style-name="T4">[8] G.King, P.Muir, Dan Allen, David Allen: </text:span><text:bookmark text:name="d0e1"/><text:span text:style-name="T19">Weld - JSR-299 Reference Implementation</text:span></text:p>
      <text:p text:style-name="P18"><text:a xlink:type="simple" xlink:href="http://docs.jboss.org/weld/reference/2.0.0.Beta2/en-US/html_single">http://docs.jboss.org/weld/reference/2.0.0.Beta2/en-US/html_single</text:a> </text:p>
      <text:p text:style-name="P23"/>
      <text:p text:style-name="P21"><text:span text:style-name="T26">[9] P.Czumaj: </text:span><text:span text:style-name="T27">Siedem nagroźniejszych ataków na serwisy www</text:span></text:p>
      <text:p text:style-name="P26"><text:a xlink:type="simple" xlink:href="http://webhosting.pl/Siedem.najgrozniejszych.atakow.na.serwisy.WWW">http://webhosting.pl/Siedem.najgrozniejszych.atakow.na.serwisy.WWW</text:a><text:span text:style-name="T26"> 08.2007</text:span></text:p>
      <text:p text:style-name="P22"><text:span text:style-name="T50">[10] P.Krawaczyński, D.Zelek: </text:span><text:span text:style-name="T28">Rodzaje i klasyfikacja włamań oraz ataków internetowych</text:span></text:p>
      <text:p text:style-name="P65"><text:a xlink:type="simple" xlink:href="http://hackme.pl/articles.html?article_id=247"><text:span text:style-name="T29">http://hackme.pl/articles.html?article_id=247</text:span></text:a></text:p>
      <text:p text:style-name="P62"><text:span text:style-name="T29">[11] Oracle : Java SE Documentation, 1993-2011</text:span></text:p>
      <text:p text:style-name="P66"><text:a xlink:type="simple" xlink:href="http://docs.oracle.com/javase/6/docs/technotes/guides/security/overview/jsoverview.html"><text:span text:style-name="T29">http://docs.oracle.com/javase/6/docs/technotes/guides/security/overview/jsoverview.html</text:span></text:a><text:span text:style-name="T29"> </text:span></text:p>
      <text:p text:style-name="P22"><text:span text:style-name="T30">[12] Oracle : </text:span><text:span text:style-name="T30">The Java EE 6 Tutorial</text:span><text:span text:style-name="T30">, 2013</text:span></text:p>
      <text:p text:style-name="P67"><text:a xlink:type="simple" xlink:href="http://docs.oracle.com/javaee/6/tutorial/doc/gkbaa.html#bncbk"><text:span text:style-name="T29">http://docs.oracle.com/javaee/6/tutorial/doc/gkbaa.html#bncb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Verdana, Helvetica, sans-serif"/>
    <style:font-face style:name="Arial1" svg:font-family="Arial, sans-serif"/>
    <style:font-face style:name="Monaco" svg:font-family="Monaco, 'Courier New', Courier"/>
    <style:font-face style:name="OpenSymbol" svg:font-family="OpenSymbol"/>
    <style:font-face style:name="liberation mono" svg:font-family="'liberation mono', 'bitstream vera mono', 'dejavu mono', monospace"/>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1T19:43:22</dc:date>
    <meta:editing-duration>PT83H55M58S</meta:editing-duration>
    <meta:editing-cycles>134</meta:editing-cycles>
    <meta:generator>OpenOffice.org/3.2$Linux OpenOffice.org_project/320m12$Build-9483</meta:generator>
    <meta:document-statistic meta:table-count="0" meta:image-count="0" meta:object-count="0" meta:page-count="18" meta:paragraph-count="272" meta:word-count="4741" meta:character-count="35670"/>
  </office:meta>
</office:document-meta>
</file>